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row table:style-name="ro1">
          <table:table-cell/>
          <table:table-cell office:value-type="string">
            <text:p>U.S. Nationals Advanced Know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raw score</text:p>
          </table:table-cell>
          <table:table-cell table:number-columns-repeated="5"/>
          <table:table-cell office:value-type="string">
            <text:p>Raw RI Computation</text:p>
          </table:table-cell>
          <table:table-cell table:number-columns-repeated="7"/>
          <table:table-cell office:value-type="string">
            <text:p>fps score</text:p>
          </table:table-cell>
          <table:table-cell/>
          <table:table-cell office:value-type="string">
            <text:p>FPS RI Comput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nton</text:p>
          </table:table-cell>
          <table:table-cell/>
          <table:table-cell office:value-type="string">
            <text:p>Ramirez</text:p>
          </table:table-cell>
          <table:table-cell/>
          <table:table-cell office:value-type="string">
            <text:p>Result</text:p>
          </table:table-cell>
          <table:table-cell/>
          <table:table-cell office:value-type="string">
            <text:p>Denton</text:p>
          </table:table-cell>
          <table:table-cell table:number-columns-repeated="3"/>
          <table:table-cell office:value-type="string">
            <text:p>Ramirez</text:p>
          </table:table-cell>
          <table:table-cell table:number-columns-repeated="3"/>
          <table:table-cell office:value-type="string">
            <text:p>Result</text:p>
          </table:table-cell>
          <table:table-cell/>
          <table:table-cell office:value-type="string">
            <text:p>Denton</text:p>
          </table:table-cell>
          <table:table-cell table:number-columns-repeated="3"/>
          <table:table-cell office:value-type="string">
            <text:p>Ramirez</text:p>
          </table:table-cell>
          <table:table-cell table:number-columns-repeated="5"/>
        </table:table-row>
        <table:table-row table:style-name="ro1">
          <table:table-cell office:value-type="string">
            <text:p>pilot</text:p>
          </table:table-cell>
          <table:table-cell office:value-type="string">
            <text:p>raw score</text:p>
          </table:table-cell>
          <table:table-cell office:value-type="string">
            <text:p>rank</text:p>
          </table:table-cell>
          <table:table-cell office:value-type="string">
            <text:p>raw score</text:p>
          </table:table-cell>
          <table:table-cell office:value-type="string">
            <text:p>rank</text:p>
          </table:table-cell>
          <table:table-cell office:value-type="string">
            <text:p>raw score</text:p>
          </table:table-cell>
          <table:table-cell office:value-type="string">
            <text:p>rank</text:p>
          </table:table-cell>
          <table:table-cell office:value-type="string">
            <text:p>score delta</text:p>
          </table:table-cell>
          <table:table-cell office:value-type="string">
            <text:p>rank delta</text:p>
          </table:table-cell>
          <table:table-cell office:value-type="string">
            <text:p>g*h</text:p>
          </table:table-cell>
          <table:table-cell office:value-type="string">
            <text:p>i/e</text:p>
          </table:table-cell>
          <table:table-cell office:value-type="string">
            <text:p>score delta</text:p>
          </table:table-cell>
          <table:table-cell office:value-type="string">
            <text:p>rank delta</text:p>
          </table:table-cell>
          <table:table-cell office:value-type="string">
            <text:p>k*l</text:p>
          </table:table-cell>
          <table:table-cell office:value-type="string">
            <text:p>m/e</text:p>
          </table:table-cell>
          <table:table-cell office:value-type="string">
            <text:p>fps score</text:p>
          </table:table-cell>
          <table:table-cell office:value-type="string">
            <text:p>fps rank</text:p>
          </table:table-cell>
          <table:table-cell office:value-type="string">
            <text:p>score delta</text:p>
          </table:table-cell>
          <table:table-cell office:value-type="string">
            <text:p>rank delta</text:p>
          </table:table-cell>
          <table:table-cell office:value-type="string">
            <text:p>q*r</text:p>
          </table:table-cell>
          <table:table-cell office:value-type="string">
            <text:p>s/o</text:p>
          </table:table-cell>
          <table:table-cell office:value-type="string">
            <text:p>score delta</text:p>
          </table:table-cell>
          <table:table-cell office:value-type="string">
            <text:p>rank delta</text:p>
          </table:table-cell>
          <table:table-cell office:value-type="string">
            <text:p>u*v</text:p>
          </table:table-cell>
          <table:table-cell office:value-type="string">
            <text:p>w/o</text:p>
          </table:table-cell>
          <table:table-cell/>
          <table:table-cell office:value-type="string">
            <text:p>fps rank delta</text:p>
          </table:table-cell>
        </table:table-row>
        <table:table-row table:style-name="ro1">
          <table:table-cell office:value-type="string">
            <text:p>Gifford</text:p>
          </table:table-cell>
          <table:table-cell office:value-type="float" office:value="2272">
            <text:p>2272</text:p>
          </table:table-cell>
          <table:table-cell office:value-type="float" office:value="5">
            <text:p>5</text:p>
          </table:table-cell>
          <table:table-cell office:value-type="float" office:value="2588.5">
            <text:p>2588.5</text:p>
          </table:table-cell>
          <table:table-cell office:value-type="float" office:value="1">
            <text:p>1</text:p>
          </table:table-cell>
          <table:table-cell office:value-type="float" office:value="2375.36">
            <text:p>2375.36</text:p>
          </table:table-cell>
          <table:table-cell office:value-type="float" office:value="2">
            <text:p>2</text:p>
          </table:table-cell>
          <table:table-cell table:formula="of:=+ABS([.B5]-[.F5])" office:value-type="float" office:value="103.36">
            <text:p>103.36</text:p>
          </table:table-cell>
          <table:table-cell table:formula="of:=+ABS([.C5]-[.G5])" office:value-type="float" office:value="3">
            <text:p>3</text:p>
          </table:table-cell>
          <table:table-cell table:formula="of:=+[.H5]*[.I5]" office:value-type="float" office:value="310.08">
            <text:p>310.08</text:p>
          </table:table-cell>
          <table:table-cell table:formula="of:=+[.J5]/[.F5]" office:value-type="float" office:value="0.130540212851947">
            <text:p>0.1305402129</text:p>
          </table:table-cell>
          <table:table-cell table:formula="of:=+ABS([.D5]-[.F5])" office:value-type="float" office:value="213.14">
            <text:p>213.14</text:p>
          </table:table-cell>
          <table:table-cell table:formula="of:=+ABS([.E5]-[.G5])" office:value-type="float" office:value="1">
            <text:p>1</text:p>
          </table:table-cell>
          <table:table-cell table:formula="of:=+[.L5]*[.M5]" office:value-type="float" office:value="213.14">
            <text:p>213.14</text:p>
          </table:table-cell>
          <table:table-cell table:formula="of:=+[.N5]/[.F5]" office:value-type="float" office:value="0.0897295567829718">
            <text:p>0.0897295568</text:p>
          </table:table-cell>
          <table:table-cell office:value-type="float" office:value="2385.29">
            <text:p>2385.29</text:p>
          </table:table-cell>
          <table:table-cell table:formula="of:=RANK([.P5];[.P$5:.P$22])" office:value-type="float" office:value="1">
            <text:p>1</text:p>
          </table:table-cell>
          <table:table-cell table:formula="of:=+ABS([.B5]-[.P5])" office:value-type="float" office:value="113.29">
            <text:p>113.29</text:p>
          </table:table-cell>
          <table:table-cell table:formula="of:=ABS([.C5]-[.Q5])" office:value-type="float" office:value="4">
            <text:p>4</text:p>
          </table:table-cell>
          <table:table-cell table:formula="of:=+[.R5]*[.S5]" office:value-type="float" office:value="453.16">
            <text:p>453.16</text:p>
          </table:table-cell>
          <table:table-cell table:formula="of:=+[.T5]/[.P5]" office:value-type="float" office:value="0.189981092445782">
            <text:p>0.1899810924</text:p>
          </table:table-cell>
          <table:table-cell table:formula="of:=+ABS([.D5]-[.P5])" office:value-type="float" office:value="203.21">
            <text:p>203.21</text:p>
          </table:table-cell>
          <table:table-cell table:formula="of:=ABS([.E5]-[.Q5])" office:value-type="float" office:value="0">
            <text:p>0</text:p>
          </table:table-cell>
          <table:table-cell table:formula="of:=+[.V5]*[.W5]" office:value-type="float" office:value="0">
            <text:p>0</text:p>
          </table:table-cell>
          <table:table-cell table:formula="of:=+[.X5]/[.P5]" office:value-type="float" office:value="0">
            <text:p>0</text:p>
          </table:table-cell>
          <table:table-cell/>
          <table:table-cell table:formula="of:=[.Q5]-[.G5]" office:value-type="float" office:value="-1">
            <text:p>-1</text:p>
          </table:table-cell>
        </table:table-row>
        <table:table-row table:style-name="ro2">
          <table:table-cell office:value-type="string">
            <text:p>Nowosielski</text:p>
          </table:table-cell>
          <table:table-cell office:value-type="float" office:value="2308">
            <text:p>2308</text:p>
          </table:table-cell>
          <table:table-cell office:value-type="float" office:value="3">
            <text:p>3</text:p>
          </table:table-cell>
          <table:table-cell office:value-type="float" office:value="2514.5">
            <text:p>2514.5</text:p>
          </table:table-cell>
          <table:table-cell office:value-type="float" office:value="6">
            <text:p>6</text:p>
          </table:table-cell>
          <table:table-cell office:value-type="float" office:value="2383.71">
            <text:p>2383.71</text:p>
          </table:table-cell>
          <table:table-cell office:value-type="float" office:value="1">
            <text:p>1</text:p>
          </table:table-cell>
          <table:table-cell table:formula="of:=+ABS([.B6]-[.F6])" office:value-type="float" office:value="75.71">
            <text:p>75.71</text:p>
          </table:table-cell>
          <table:table-cell table:formula="of:=+ABS([.C6]-[.G6])" office:value-type="float" office:value="2">
            <text:p>2</text:p>
          </table:table-cell>
          <table:table-cell table:formula="of:=+[.H6]*[.I6]" office:value-type="float" office:value="151.42">
            <text:p>151.42</text:p>
          </table:table-cell>
          <table:table-cell table:formula="of:=+[.J6]/[.F6]" office:value-type="float" office:value="0.0635228278607717">
            <text:p>0.0635228279</text:p>
          </table:table-cell>
          <table:table-cell table:formula="of:=+ABS([.D6]-[.F6])" office:value-type="float" office:value="130.79">
            <text:p>130.79</text:p>
          </table:table-cell>
          <table:table-cell table:formula="of:=+ABS([.E6]-[.G6])" office:value-type="float" office:value="5">
            <text:p>5</text:p>
          </table:table-cell>
          <table:table-cell table:formula="of:=+[.L6]*[.M6]" office:value-type="float" office:value="653.95">
            <text:p>653.95</text:p>
          </table:table-cell>
          <table:table-cell table:formula="of:=+[.N6]/[.F6]" office:value-type="float" office:value="0.274341257955036">
            <text:p>0.274341258</text:p>
          </table:table-cell>
          <table:table-cell office:value-type="float" office:value="2364.82">
            <text:p>2364.82</text:p>
          </table:table-cell>
          <table:table-cell table:formula="of:=RANK([.P6];[.P$5:.P$22])" office:value-type="float" office:value="2">
            <text:p>2</text:p>
          </table:table-cell>
          <table:table-cell table:formula="of:=+ABS([.B6]-[.P6])" office:value-type="float" office:value="56.8200000000002">
            <text:p>56.82</text:p>
          </table:table-cell>
          <table:table-cell table:formula="of:=ABS([.C6]-[.Q6])" office:value-type="float" office:value="1">
            <text:p>1</text:p>
          </table:table-cell>
          <table:table-cell table:formula="of:=+[.R6]*[.S6]" office:value-type="float" office:value="56.8200000000002">
            <text:p>56.82</text:p>
          </table:table-cell>
          <table:table-cell table:formula="of:=+[.T6]/[.P6]" office:value-type="float" office:value="0.0240271986874266">
            <text:p>0.0240271987</text:p>
          </table:table-cell>
          <table:table-cell table:formula="of:=+ABS([.D6]-[.P6])" office:value-type="float" office:value="149.68">
            <text:p>149.68</text:p>
          </table:table-cell>
          <table:table-cell table:formula="of:=ABS([.E6]-[.Q6])" office:value-type="float" office:value="4">
            <text:p>4</text:p>
          </table:table-cell>
          <table:table-cell table:formula="of:=+[.V6]*[.W6]" office:value-type="float" office:value="598.719999999999">
            <text:p>598.72</text:p>
          </table:table-cell>
          <table:table-cell table:formula="of:=+[.X6]/[.P6]" office:value-type="float" office:value="0.253177831716579">
            <text:p>0.2531778317</text:p>
          </table:table-cell>
          <table:table-cell/>
          <table:table-cell table:formula="of:=[.Q6]-[.G6]" office:value-type="float" office:value="1">
            <text:p>1</text:p>
          </table:table-cell>
        </table:table-row>
        <table:table-row table:style-name="ro2">
          <table:table-cell office:value-type="string">
            <text:p>Hartenstine</text:p>
          </table:table-cell>
          <table:table-cell office:value-type="float" office:value="2291">
            <text:p>2291</text:p>
          </table:table-cell>
          <table:table-cell office:value-type="float" office:value="4">
            <text:p>4</text:p>
          </table:table-cell>
          <table:table-cell office:value-type="float" office:value="2449">
            <text:p>2449</text:p>
          </table:table-cell>
          <table:table-cell office:value-type="float" office:value="8">
            <text:p>8</text:p>
          </table:table-cell>
          <table:table-cell office:value-type="float" office:value="2326.79">
            <text:p>2326.79</text:p>
          </table:table-cell>
          <table:table-cell office:value-type="float" office:value="3">
            <text:p>3</text:p>
          </table:table-cell>
          <table:table-cell table:formula="of:=+ABS([.B7]-[.F7])" office:value-type="float" office:value="35.79">
            <text:p>35.79</text:p>
          </table:table-cell>
          <table:table-cell table:formula="of:=+ABS([.C7]-[.G7])" office:value-type="float" office:value="1">
            <text:p>1</text:p>
          </table:table-cell>
          <table:table-cell table:formula="of:=+[.H7]*[.I7]" office:value-type="float" office:value="35.79">
            <text:p>35.79</text:p>
          </table:table-cell>
          <table:table-cell table:formula="of:=+[.J7]/[.F7]" office:value-type="float" office:value="0.0153817061273256">
            <text:p>0.0153817061</text:p>
          </table:table-cell>
          <table:table-cell table:formula="of:=+ABS([.D7]-[.F7])" office:value-type="float" office:value="122.21">
            <text:p>122.21</text:p>
          </table:table-cell>
          <table:table-cell table:formula="of:=+ABS([.E7]-[.G7])" office:value-type="float" office:value="5">
            <text:p>5</text:p>
          </table:table-cell>
          <table:table-cell table:formula="of:=+[.L7]*[.M7]" office:value-type="float" office:value="611.05">
            <text:p>611.05</text:p>
          </table:table-cell>
          <table:table-cell table:formula="of:=+[.N7]/[.F7]" office:value-type="float" office:value="0.262615018974639">
            <text:p>0.262615019</text:p>
          </table:table-cell>
          <table:table-cell office:value-type="float" office:value="2301.3">
            <text:p>2301.3</text:p>
          </table:table-cell>
          <table:table-cell table:formula="of:=RANK([.P7];[.P$5:.P$22])" office:value-type="float" office:value="4">
            <text:p>4</text:p>
          </table:table-cell>
          <table:table-cell table:formula="of:=+ABS([.B7]-[.P7])" office:value-type="float" office:value="10.3000000000002">
            <text:p>10.3</text:p>
          </table:table-cell>
          <table:table-cell table:formula="of:=ABS([.C7]-[.Q7])" office:value-type="float" office:value="0">
            <text:p>0</text:p>
          </table:table-cell>
          <table:table-cell table:formula="of:=+[.R7]*[.S7]" office:value-type="float" office:value="0">
            <text:p>0</text:p>
          </table:table-cell>
          <table:table-cell table:formula="of:=+[.T7]/[.P7]" office:value-type="float" office:value="0">
            <text:p>0</text:p>
          </table:table-cell>
          <table:table-cell table:formula="of:=+ABS([.D7]-[.P7])" office:value-type="float" office:value="147.7">
            <text:p>147.7</text:p>
          </table:table-cell>
          <table:table-cell table:formula="of:=ABS([.E7]-[.Q7])" office:value-type="float" office:value="4">
            <text:p>4</text:p>
          </table:table-cell>
          <table:table-cell table:formula="of:=+[.V7]*[.W7]" office:value-type="float" office:value="590.799999999999">
            <text:p>590.8</text:p>
          </table:table-cell>
          <table:table-cell table:formula="of:=+[.X7]/[.P7]" office:value-type="float" office:value="0.256724460087776">
            <text:p>0.2567244601</text:p>
          </table:table-cell>
          <table:table-cell/>
          <table:table-cell table:formula="of:=[.Q7]-[.G7]" office:value-type="float" office:value="1">
            <text:p>1</text:p>
          </table:table-cell>
        </table:table-row>
        <table:table-row table:style-name="ro1">
          <table:table-cell office:value-type="string">
            <text:p>Mason</text:p>
          </table:table-cell>
          <table:table-cell office:value-type="float" office:value="1880.5">
            <text:p>1880.5</text:p>
          </table:table-cell>
          <table:table-cell office:value-type="float" office:value="16">
            <text:p>16</text:p>
          </table:table-cell>
          <table:table-cell office:value-type="float" office:value="2512">
            <text:p>2512</text:p>
          </table:table-cell>
          <table:table-cell office:value-type="float" office:value="7">
            <text:p>7</text:p>
          </table:table-cell>
          <table:table-cell office:value-type="float" office:value="2320.11">
            <text:p>2320.11</text:p>
          </table:table-cell>
          <table:table-cell office:value-type="float" office:value="4">
            <text:p>4</text:p>
          </table:table-cell>
          <table:table-cell table:formula="of:=+ABS([.B8]-[.F8])" office:value-type="float" office:value="439.61">
            <text:p>439.61</text:p>
          </table:table-cell>
          <table:table-cell table:formula="of:=+ABS([.C8]-[.G8])" office:value-type="float" office:value="12">
            <text:p>12</text:p>
          </table:table-cell>
          <table:table-cell table:formula="of:=+[.H8]*[.I8]" office:value-type="float" office:value="5275.32">
            <text:p>5275.32</text:p>
          </table:table-cell>
          <table:table-cell table:formula="of:=+[.J8]/[.F8]" office:value-type="float" office:value="2.27373702108952">
            <text:p>2.2737370211</text:p>
          </table:table-cell>
          <table:table-cell table:formula="of:=+ABS([.D8]-[.F8])" office:value-type="float" office:value="191.89">
            <text:p>191.89</text:p>
          </table:table-cell>
          <table:table-cell table:formula="of:=+ABS([.E8]-[.G8])" office:value-type="float" office:value="3">
            <text:p>3</text:p>
          </table:table-cell>
          <table:table-cell table:formula="of:=+[.L8]*[.M8]" office:value-type="float" office:value="575.67">
            <text:p>575.67</text:p>
          </table:table-cell>
          <table:table-cell table:formula="of:=+[.N8]/[.F8]" office:value-type="float" office:value="0.248121856291296">
            <text:p>0.2481218563</text:p>
          </table:table-cell>
          <table:table-cell office:value-type="float" office:value="2294.95">
            <text:p>2294.95</text:p>
          </table:table-cell>
          <table:table-cell table:formula="of:=RANK([.P8];[.P$5:.P$22])" office:value-type="float" office:value="5">
            <text:p>5</text:p>
          </table:table-cell>
          <table:table-cell table:formula="of:=+ABS([.B8]-[.P8])" office:value-type="float" office:value="414.45">
            <text:p>414.45</text:p>
          </table:table-cell>
          <table:table-cell table:formula="of:=ABS([.C8]-[.Q8])" office:value-type="float" office:value="11">
            <text:p>11</text:p>
          </table:table-cell>
          <table:table-cell table:formula="of:=+[.R8]*[.S8]" office:value-type="float" office:value="4558.95">
            <text:p>4558.95</text:p>
          </table:table-cell>
          <table:table-cell table:formula="of:=+[.T8]/[.P8]" office:value-type="float" office:value="1.98651386740452">
            <text:p>1.9865138674</text:p>
          </table:table-cell>
          <table:table-cell table:formula="of:=+ABS([.D8]-[.P8])" office:value-type="float" office:value="217.05">
            <text:p>217.05</text:p>
          </table:table-cell>
          <table:table-cell table:formula="of:=ABS([.E8]-[.Q8])" office:value-type="float" office:value="2">
            <text:p>2</text:p>
          </table:table-cell>
          <table:table-cell table:formula="of:=+[.V8]*[.W8]" office:value-type="float" office:value="434.1">
            <text:p>434.1</text:p>
          </table:table-cell>
          <table:table-cell table:formula="of:=+[.X8]/[.P8]" office:value-type="float" office:value="0.189154447809321">
            <text:p>0.1891544478</text:p>
          </table:table-cell>
          <table:table-cell/>
          <table:table-cell table:formula="of:=[.Q8]-[.G8]" office:value-type="float" office:value="1">
            <text:p>1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float" office:value="2212.5">
            <text:p>2212.5</text:p>
          </table:table-cell>
          <table:table-cell office:value-type="float" office:value="7">
            <text:p>7</text:p>
          </table:table-cell>
          <table:table-cell office:value-type="float" office:value="2528">
            <text:p>2528</text:p>
          </table:table-cell>
          <table:table-cell office:value-type="float" office:value="4">
            <text:p>4</text:p>
          </table:table-cell>
          <table:table-cell office:value-type="float" office:value="2315.57">
            <text:p>2315.57</text:p>
          </table:table-cell>
          <table:table-cell office:value-type="float" office:value="5">
            <text:p>5</text:p>
          </table:table-cell>
          <table:table-cell table:formula="of:=+ABS([.B9]-[.F9])" office:value-type="float" office:value="103.07">
            <text:p>103.07</text:p>
          </table:table-cell>
          <table:table-cell table:formula="of:=+ABS([.C9]-[.G9])" office:value-type="float" office:value="2">
            <text:p>2</text:p>
          </table:table-cell>
          <table:table-cell table:formula="of:=+[.H9]*[.I9]" office:value-type="float" office:value="206.14">
            <text:p>206.14</text:p>
          </table:table-cell>
          <table:table-cell table:formula="of:=+[.J9]/[.F9]" office:value-type="float" office:value="0.0890234369939152">
            <text:p>0.089023437</text:p>
          </table:table-cell>
          <table:table-cell table:formula="of:=+ABS([.D9]-[.F9])" office:value-type="float" office:value="212.43">
            <text:p>212.43</text:p>
          </table:table-cell>
          <table:table-cell table:formula="of:=+ABS([.E9]-[.G9])" office:value-type="float" office:value="1">
            <text:p>1</text:p>
          </table:table-cell>
          <table:table-cell table:formula="of:=+[.L9]*[.M9]" office:value-type="float" office:value="212.43">
            <text:p>212.43</text:p>
          </table:table-cell>
          <table:table-cell table:formula="of:=+[.N9]/[.F9]" office:value-type="float" office:value="0.0917398307976005">
            <text:p>0.0917398308</text:p>
          </table:table-cell>
          <table:table-cell office:value-type="float" office:value="2286.56">
            <text:p>2286.56</text:p>
          </table:table-cell>
          <table:table-cell table:formula="of:=RANK([.P9];[.P$5:.P$22])" office:value-type="float" office:value="7">
            <text:p>7</text:p>
          </table:table-cell>
          <table:table-cell table:formula="of:=+ABS([.B9]-[.P9])" office:value-type="float" office:value="74.0599999999999">
            <text:p>74.06</text:p>
          </table:table-cell>
          <table:table-cell table:formula="of:=ABS([.C9]-[.Q9])" office:value-type="float" office:value="0">
            <text:p>0</text:p>
          </table:table-cell>
          <table:table-cell table:formula="of:=+[.R9]*[.S9]" office:value-type="float" office:value="0">
            <text:p>0</text:p>
          </table:table-cell>
          <table:table-cell table:formula="of:=+[.T9]/[.P9]" office:value-type="float" office:value="0">
            <text:p>0</text:p>
          </table:table-cell>
          <table:table-cell table:formula="of:=+ABS([.D9]-[.P9])" office:value-type="float" office:value="241.44">
            <text:p>241.44</text:p>
          </table:table-cell>
          <table:table-cell table:formula="of:=ABS([.E9]-[.Q9])" office:value-type="float" office:value="3">
            <text:p>3</text:p>
          </table:table-cell>
          <table:table-cell table:formula="of:=+[.V9]*[.W9]" office:value-type="float" office:value="724.32">
            <text:p>724.32</text:p>
          </table:table-cell>
          <table:table-cell table:formula="of:=+[.X9]/[.P9]" office:value-type="float" office:value="0.316772794066196">
            <text:p>0.3167727941</text:p>
          </table:table-cell>
          <table:table-cell/>
          <table:table-cell table:formula="of:=[.Q9]-[.G9]" office:value-type="float" office:value="2">
            <text:p>2</text:p>
          </table:table-cell>
        </table:table-row>
        <table:table-row table:style-name="ro1">
          <table:table-cell office:value-type="string">
            <text:p>J. Howell</text:p>
          </table:table-cell>
          <table:table-cell office:value-type="float" office:value="2228">
            <text:p>2228</text:p>
          </table:table-cell>
          <table:table-cell office:value-type="float" office:value="6">
            <text:p>6</text:p>
          </table:table-cell>
          <table:table-cell office:value-type="float" office:value="2549">
            <text:p>2549</text:p>
          </table:table-cell>
          <table:table-cell office:value-type="float" office:value="2">
            <text:p>2</text:p>
          </table:table-cell>
          <table:table-cell office:value-type="float" office:value="2276">
            <text:p>2276</text:p>
          </table:table-cell>
          <table:table-cell office:value-type="float" office:value="7">
            <text:p>7</text:p>
          </table:table-cell>
          <table:table-cell table:formula="of:=+ABS([.B10]-[.F10])" office:value-type="float" office:value="48">
            <text:p>48</text:p>
          </table:table-cell>
          <table:table-cell table:formula="of:=+ABS([.C10]-[.G10])" office:value-type="float" office:value="1">
            <text:p>1</text:p>
          </table:table-cell>
          <table:table-cell table:formula="of:=+[.H10]*[.I10]" office:value-type="float" office:value="48">
            <text:p>48</text:p>
          </table:table-cell>
          <table:table-cell table:formula="of:=+[.J10]/[.F10]" office:value-type="float" office:value="0.0210896309314587">
            <text:p>0.0210896309</text:p>
          </table:table-cell>
          <table:table-cell table:formula="of:=+ABS([.D10]-[.F10])" office:value-type="float" office:value="273">
            <text:p>273</text:p>
          </table:table-cell>
          <table:table-cell table:formula="of:=+ABS([.E10]-[.G10])" office:value-type="float" office:value="5">
            <text:p>5</text:p>
          </table:table-cell>
          <table:table-cell table:formula="of:=+[.L10]*[.M10]" office:value-type="float" office:value="1365">
            <text:p>1365</text:p>
          </table:table-cell>
          <table:table-cell table:formula="of:=+[.N10]/[.F10]" office:value-type="float" office:value="0.599736379613357">
            <text:p>0.5997363796</text:p>
          </table:table-cell>
          <table:table-cell office:value-type="float" office:value="2330.63">
            <text:p>2330.63</text:p>
          </table:table-cell>
          <table:table-cell table:formula="of:=RANK([.P10];[.P$5:.P$22])" office:value-type="float" office:value="3">
            <text:p>3</text:p>
          </table:table-cell>
          <table:table-cell table:formula="of:=+ABS([.B10]-[.P10])" office:value-type="float" office:value="102.63">
            <text:p>102.63</text:p>
          </table:table-cell>
          <table:table-cell table:formula="of:=ABS([.C10]-[.Q10])" office:value-type="float" office:value="3">
            <text:p>3</text:p>
          </table:table-cell>
          <table:table-cell table:formula="of:=+[.R10]*[.S10]" office:value-type="float" office:value="307.89">
            <text:p>307.89</text:p>
          </table:table-cell>
          <table:table-cell table:formula="of:=+[.T10]/[.P10]" office:value-type="float" office:value="0.132105911277208">
            <text:p>0.1321059113</text:p>
          </table:table-cell>
          <table:table-cell table:formula="of:=+ABS([.D10]-[.P10])" office:value-type="float" office:value="218.37">
            <text:p>218.37</text:p>
          </table:table-cell>
          <table:table-cell table:formula="of:=ABS([.E10]-[.Q10])" office:value-type="float" office:value="1">
            <text:p>1</text:p>
          </table:table-cell>
          <table:table-cell table:formula="of:=+[.V10]*[.W10]" office:value-type="float" office:value="218.37">
            <text:p>218.37</text:p>
          </table:table-cell>
          <table:table-cell table:formula="of:=+[.X10]/[.P10]" office:value-type="float" office:value="0.0936956960135242">
            <text:p>0.093695696</text:p>
          </table:table-cell>
          <table:table-cell/>
          <table:table-cell table:formula="of:=[.Q10]-[.G10]" office:value-type="float" office:value="-4">
            <text:p>-4</text:p>
          </table:table-cell>
        </table:table-row>
        <table:table-row table:style-name="ro1">
          <table:table-cell office:value-type="string">
            <text:p>Ballew</text:p>
          </table:table-cell>
          <table:table-cell office:value-type="float" office:value="2362.5">
            <text:p>2362.5</text:p>
          </table:table-cell>
          <table:table-cell office:value-type="float" office:value="1">
            <text:p>1</text:p>
          </table:table-cell>
          <table:table-cell office:value-type="float" office:value="2430">
            <text:p>2430</text:p>
          </table:table-cell>
          <table:table-cell office:value-type="float" office:value="11">
            <text:p>11</text:p>
          </table:table-cell>
          <table:table-cell office:value-type="float" office:value="2293.14">
            <text:p>2293.14</text:p>
          </table:table-cell>
          <table:table-cell office:value-type="float" office:value="6">
            <text:p>6</text:p>
          </table:table-cell>
          <table:table-cell table:formula="of:=+ABS([.B11]-[.F11])" office:value-type="float" office:value="69.3600000000001">
            <text:p>69.36</text:p>
          </table:table-cell>
          <table:table-cell table:formula="of:=+ABS([.C11]-[.G11])" office:value-type="float" office:value="5">
            <text:p>5</text:p>
          </table:table-cell>
          <table:table-cell table:formula="of:=+[.H11]*[.I11]" office:value-type="float" office:value="346.800000000001">
            <text:p>346.8</text:p>
          </table:table-cell>
          <table:table-cell table:formula="of:=+[.J11]/[.F11]" office:value-type="float" office:value="0.151233679583454">
            <text:p>0.1512336796</text:p>
          </table:table-cell>
          <table:table-cell table:formula="of:=+ABS([.D11]-[.F11])" office:value-type="float" office:value="136.86">
            <text:p>136.86</text:p>
          </table:table-cell>
          <table:table-cell table:formula="of:=+ABS([.E11]-[.G11])" office:value-type="float" office:value="5">
            <text:p>5</text:p>
          </table:table-cell>
          <table:table-cell table:formula="of:=+[.L11]*[.M11]" office:value-type="float" office:value="684.300000000001">
            <text:p>684.3</text:p>
          </table:table-cell>
          <table:table-cell table:formula="of:=+[.N11]/[.F11]" office:value-type="float" office:value="0.298411784714409">
            <text:p>0.2984117847</text:p>
          </table:table-cell>
          <table:table-cell office:value-type="float" office:value="2287.54">
            <text:p>2287.54</text:p>
          </table:table-cell>
          <table:table-cell table:formula="of:=RANK([.P11];[.P$5:.P$22])" office:value-type="float" office:value="6">
            <text:p>6</text:p>
          </table:table-cell>
          <table:table-cell table:formula="of:=+ABS([.B11]-[.P11])" office:value-type="float" office:value="74.96">
            <text:p>74.96</text:p>
          </table:table-cell>
          <table:table-cell table:formula="of:=ABS([.C11]-[.Q11])" office:value-type="float" office:value="5">
            <text:p>5</text:p>
          </table:table-cell>
          <table:table-cell table:formula="of:=+[.R11]*[.S11]" office:value-type="float" office:value="374.8">
            <text:p>374.8</text:p>
          </table:table-cell>
          <table:table-cell table:formula="of:=+[.T11]/[.P11]" office:value-type="float" office:value="0.163844129501561">
            <text:p>0.1638441295</text:p>
          </table:table-cell>
          <table:table-cell table:formula="of:=+ABS([.D11]-[.P11])" office:value-type="float" office:value="142.46">
            <text:p>142.46</text:p>
          </table:table-cell>
          <table:table-cell table:formula="of:=ABS([.E11]-[.Q11])" office:value-type="float" office:value="5">
            <text:p>5</text:p>
          </table:table-cell>
          <table:table-cell table:formula="of:=+[.V11]*[.W11]" office:value-type="float" office:value="712.3">
            <text:p>712.3</text:p>
          </table:table-cell>
          <table:table-cell table:formula="of:=+[.X11]/[.P11]" office:value-type="float" office:value="0.311382533201605">
            <text:p>0.3113825332</text:p>
          </table:table-cell>
          <table:table-cell/>
          <table:table-cell table:formula="of:=[.Q11]-[.G11]" office:value-type="float" office:value="0">
            <text:p>0</text:p>
          </table:table-cell>
        </table:table-row>
        <table:table-row table:style-name="ro2">
          <table:table-cell office:value-type="string">
            <text:p>Flournoy</text:p>
          </table:table-cell>
          <table:table-cell office:value-type="float" office:value="2111.5">
            <text:p>2111.5</text:p>
          </table:table-cell>
          <table:table-cell office:value-type="float" office:value="9">
            <text:p>9</text:p>
          </table:table-cell>
          <table:table-cell office:value-type="float" office:value="2522">
            <text:p>2522</text:p>
          </table:table-cell>
          <table:table-cell office:value-type="float" office:value="5">
            <text:p>5</text:p>
          </table:table-cell>
          <table:table-cell office:value-type="float" office:value="2255.71">
            <text:p>2255.71</text:p>
          </table:table-cell>
          <table:table-cell office:value-type="float" office:value="9">
            <text:p>9</text:p>
          </table:table-cell>
          <table:table-cell table:formula="of:=+ABS([.B12]-[.F12])" office:value-type="float" office:value="144.21">
            <text:p>144.21</text:p>
          </table:table-cell>
          <table:table-cell table:formula="of:=+ABS([.C12]-[.G12])" office:value-type="float" office:value="0">
            <text:p>0</text:p>
          </table:table-cell>
          <table:table-cell table:formula="of:=+[.H12]*[.I12]" office:value-type="float" office:value="0">
            <text:p>0</text:p>
          </table:table-cell>
          <table:table-cell table:formula="of:=+[.J12]/[.F12]" office:value-type="float" office:value="0">
            <text:p>0</text:p>
          </table:table-cell>
          <table:table-cell table:formula="of:=+ABS([.D12]-[.F12])" office:value-type="float" office:value="266.29">
            <text:p>266.29</text:p>
          </table:table-cell>
          <table:table-cell table:formula="of:=+ABS([.E12]-[.G12])" office:value-type="float" office:value="4">
            <text:p>4</text:p>
          </table:table-cell>
          <table:table-cell table:formula="of:=+[.L12]*[.M12]" office:value-type="float" office:value="1065.16">
            <text:p>1065.16</text:p>
          </table:table-cell>
          <table:table-cell table:formula="of:=+[.N12]/[.F12]" office:value-type="float" office:value="0.472206090321894">
            <text:p>0.4722060903</text:p>
          </table:table-cell>
          <table:table-cell office:value-type="float" office:value="2267.36">
            <text:p>2267.36</text:p>
          </table:table-cell>
          <table:table-cell table:formula="of:=RANK([.P12];[.P$5:.P$22])" office:value-type="float" office:value="10">
            <text:p>10</text:p>
          </table:table-cell>
          <table:table-cell table:formula="of:=+ABS([.B12]-[.P12])" office:value-type="float" office:value="155.86">
            <text:p>155.86</text:p>
          </table:table-cell>
          <table:table-cell table:formula="of:=ABS([.C12]-[.Q12])" office:value-type="float" office:value="1">
            <text:p>1</text:p>
          </table:table-cell>
          <table:table-cell table:formula="of:=+[.R12]*[.S12]" office:value-type="float" office:value="155.86">
            <text:p>155.86</text:p>
          </table:table-cell>
          <table:table-cell table:formula="of:=+[.T12]/[.P12]" office:value-type="float" office:value="0.0687407381271612">
            <text:p>0.0687407381</text:p>
          </table:table-cell>
          <table:table-cell table:formula="of:=+ABS([.D12]-[.P12])" office:value-type="float" office:value="254.64">
            <text:p>254.64</text:p>
          </table:table-cell>
          <table:table-cell table:formula="of:=ABS([.E12]-[.Q12])" office:value-type="float" office:value="5">
            <text:p>5</text:p>
          </table:table-cell>
          <table:table-cell table:formula="of:=+[.V12]*[.W12]" office:value-type="float" office:value="1273.2">
            <text:p>1273.2</text:p>
          </table:table-cell>
          <table:table-cell table:formula="of:=+[.X12]/[.P12]" office:value-type="float" office:value="0.561534118975372">
            <text:p>0.561534119</text:p>
          </table:table-cell>
          <table:table-cell/>
          <table:table-cell table:formula="of:=[.Q12]-[.G12]" office:value-type="float" office:value="1">
            <text:p>1</text:p>
          </table:table-cell>
        </table:table-row>
        <table:table-row table:style-name="ro1">
          <table:table-cell office:value-type="string">
            <text:p>Sowder</text:p>
          </table:table-cell>
          <table:table-cell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float" office:value="2530.5">
            <text:p>2530.5</text:p>
          </table:table-cell>
          <table:table-cell office:value-type="float" office:value="3">
            <text:p>3</text:p>
          </table:table-cell>
          <table:table-cell office:value-type="float" office:value="2251.39">
            <text:p>2251.39</text:p>
          </table:table-cell>
          <table:table-cell office:value-type="float" office:value="10">
            <text:p>10</text:p>
          </table:table-cell>
          <table:table-cell table:formula="of:=+ABS([.B13]-[.F13])" office:value-type="float" office:value="152.39">
            <text:p>152.39</text:p>
          </table:table-cell>
          <table:table-cell table:formula="of:=+ABS([.C13]-[.G13])" office:value-type="float" office:value="1">
            <text:p>1</text:p>
          </table:table-cell>
          <table:table-cell table:formula="of:=+[.H13]*[.I13]" office:value-type="float" office:value="152.39">
            <text:p>152.39</text:p>
          </table:table-cell>
          <table:table-cell table:formula="of:=+[.J13]/[.F13]" office:value-type="float" office:value="0.0676870733191495">
            <text:p>0.0676870733</text:p>
          </table:table-cell>
          <table:table-cell table:formula="of:=+ABS([.D13]-[.F13])" office:value-type="float" office:value="279.11">
            <text:p>279.11</text:p>
          </table:table-cell>
          <table:table-cell table:formula="of:=+ABS([.E13]-[.G13])" office:value-type="float" office:value="7">
            <text:p>7</text:p>
          </table:table-cell>
          <table:table-cell table:formula="of:=+[.L13]*[.M13]" office:value-type="float" office:value="1953.77">
            <text:p>1953.77</text:p>
          </table:table-cell>
          <table:table-cell table:formula="of:=+[.N13]/[.F13]" office:value-type="float" office:value="0.867806110891494">
            <text:p>0.8678061109</text:p>
          </table:table-cell>
          <table:table-cell office:value-type="float" office:value="2285.07">
            <text:p>2285.07</text:p>
          </table:table-cell>
          <table:table-cell table:formula="of:=RANK([.P13];[.P$5:.P$22])" office:value-type="float" office:value="8">
            <text:p>8</text:p>
          </table:table-cell>
          <table:table-cell table:formula="of:=+ABS([.B13]-[.P13])" office:value-type="float" office:value="186.07">
            <text:p>186.07</text:p>
          </table:table-cell>
          <table:table-cell table:formula="of:=ABS([.C13]-[.Q13])" office:value-type="float" office:value="3">
            <text:p>3</text:p>
          </table:table-cell>
          <table:table-cell table:formula="of:=+[.R13]*[.S13]" office:value-type="float" office:value="558.210000000001">
            <text:p>558.21</text:p>
          </table:table-cell>
          <table:table-cell table:formula="of:=+[.T13]/[.P13]" office:value-type="float" office:value="0.244285733041001">
            <text:p>0.244285733</text:p>
          </table:table-cell>
          <table:table-cell table:formula="of:=+ABS([.D13]-[.P13])" office:value-type="float" office:value="245.43">
            <text:p>245.43</text:p>
          </table:table-cell>
          <table:table-cell table:formula="of:=ABS([.E13]-[.Q13])" office:value-type="float" office:value="5">
            <text:p>5</text:p>
          </table:table-cell>
          <table:table-cell table:formula="of:=+[.V13]*[.W13]" office:value-type="float" office:value="1227.15">
            <text:p>1227.15</text:p>
          </table:table-cell>
          <table:table-cell table:formula="of:=+[.X13]/[.P13]" office:value-type="float" office:value="0.537029500190366">
            <text:p>0.5370295002</text:p>
          </table:table-cell>
          <table:table-cell/>
          <table:table-cell table:formula="of:=[.Q13]-[.G13]" office:value-type="float" office:value="-2">
            <text:p>-2</text:p>
          </table:table-cell>
        </table:table-row>
        <table:table-row table:style-name="ro2">
          <table:table-cell office:value-type="string">
            <text:p>Ostmeyer</text:p>
          </table:table-cell>
          <table:table-cell office:value-type="float" office:value="2334">
            <text:p>2334</text:p>
          </table:table-cell>
          <table:table-cell office:value-type="float" office:value="2">
            <text:p>2</text:p>
          </table:table-cell>
          <table:table-cell office:value-type="float" office:value="2431">
            <text:p>2431</text:p>
          </table:table-cell>
          <table:table-cell office:value-type="float" office:value="10">
            <text:p>10</text:p>
          </table:table-cell>
          <table:table-cell office:value-type="float" office:value="2217.4">
            <text:p>2217.4</text:p>
          </table:table-cell>
          <table:table-cell office:value-type="float" office:value="11">
            <text:p>11</text:p>
          </table:table-cell>
          <table:table-cell table:formula="of:=+ABS([.B14]-[.F14])" office:value-type="float" office:value="116.6">
            <text:p>116.6</text:p>
          </table:table-cell>
          <table:table-cell table:formula="of:=+ABS([.C14]-[.G14])" office:value-type="float" office:value="9">
            <text:p>9</text:p>
          </table:table-cell>
          <table:table-cell table:formula="of:=+[.H14]*[.I14]" office:value-type="float" office:value="1049.4">
            <text:p>1049.4</text:p>
          </table:table-cell>
          <table:table-cell table:formula="of:=+[.J14]/[.F14]" office:value-type="float" office:value="0.473256967619734">
            <text:p>0.4732569676</text:p>
          </table:table-cell>
          <table:table-cell table:formula="of:=+ABS([.D14]-[.F14])" office:value-type="float" office:value="213.6">
            <text:p>213.6</text:p>
          </table:table-cell>
          <table:table-cell table:formula="of:=+ABS([.E14]-[.G14])" office:value-type="float" office:value="1">
            <text:p>1</text:p>
          </table:table-cell>
          <table:table-cell table:formula="of:=+[.L14]*[.M14]" office:value-type="float" office:value="213.6">
            <text:p>213.6</text:p>
          </table:table-cell>
          <table:table-cell table:formula="of:=+[.N14]/[.F14]" office:value-type="float" office:value="0.0963290340037882">
            <text:p>0.096329034</text:p>
          </table:table-cell>
          <table:table-cell office:value-type="float" office:value="2187.13">
            <text:p>2187.13</text:p>
          </table:table-cell>
          <table:table-cell table:formula="of:=RANK([.P14];[.P$5:.P$22])" office:value-type="float" office:value="12">
            <text:p>12</text:p>
          </table:table-cell>
          <table:table-cell table:formula="of:=+ABS([.B14]-[.P14])" office:value-type="float" office:value="146.87">
            <text:p>146.87</text:p>
          </table:table-cell>
          <table:table-cell table:formula="of:=ABS([.C14]-[.Q14])" office:value-type="float" office:value="10">
            <text:p>10</text:p>
          </table:table-cell>
          <table:table-cell table:formula="of:=+[.R14]*[.S14]" office:value-type="float" office:value="1468.7">
            <text:p>1468.7</text:p>
          </table:table-cell>
          <table:table-cell table:formula="of:=+[.T14]/[.P14]" office:value-type="float" office:value="0.671519296978231">
            <text:p>0.671519297</text:p>
          </table:table-cell>
          <table:table-cell table:formula="of:=+ABS([.D14]-[.P14])" office:value-type="float" office:value="243.87">
            <text:p>243.87</text:p>
          </table:table-cell>
          <table:table-cell table:formula="of:=ABS([.E14]-[.Q14])" office:value-type="float" office:value="2">
            <text:p>2</text:p>
          </table:table-cell>
          <table:table-cell table:formula="of:=+[.V14]*[.W14]" office:value-type="float" office:value="487.74">
            <text:p>487.74</text:p>
          </table:table-cell>
          <table:table-cell table:formula="of:=+[.X14]/[.P14]" office:value-type="float" office:value="0.223004576774129">
            <text:p>0.2230045768</text:p>
          </table:table-cell>
          <table:table-cell/>
          <table:table-cell table:formula="of:=[.Q14]-[.G14]" office:value-type="float" office:value="1">
            <text:p>1</text:p>
          </table:table-cell>
        </table:table-row>
        <table:table-row table:style-name="ro1">
          <table:table-cell office:value-type="string">
            <text:p>Lane</text:p>
          </table:table-cell>
          <table:table-cell office:value-type="float" office:value="2054.5">
            <text:p>2054.5</text:p>
          </table:table-cell>
          <table:table-cell office:value-type="float" office:value="12">
            <text:p>12</text:p>
          </table:table-cell>
          <table:table-cell office:value-type="float" office:value="2418.5">
            <text:p>2418.5</text:p>
          </table:table-cell>
          <table:table-cell office:value-type="float" office:value="12">
            <text:p>12</text:p>
          </table:table-cell>
          <table:table-cell office:value-type="float" office:value="2263.29">
            <text:p>2263.29</text:p>
          </table:table-cell>
          <table:table-cell office:value-type="float" office:value="8">
            <text:p>8</text:p>
          </table:table-cell>
          <table:table-cell table:formula="of:=+ABS([.B15]-[.F15])" office:value-type="float" office:value="208.79">
            <text:p>208.79</text:p>
          </table:table-cell>
          <table:table-cell table:formula="of:=+ABS([.C15]-[.G15])" office:value-type="float" office:value="4">
            <text:p>4</text:p>
          </table:table-cell>
          <table:table-cell table:formula="of:=+[.H15]*[.I15]" office:value-type="float" office:value="835.16">
            <text:p>835.16</text:p>
          </table:table-cell>
          <table:table-cell table:formula="of:=+[.J15]/[.F15]" office:value-type="float" office:value="0.369002646589699">
            <text:p>0.3690026466</text:p>
          </table:table-cell>
          <table:table-cell table:formula="of:=+ABS([.D15]-[.F15])" office:value-type="float" office:value="155.21">
            <text:p>155.21</text:p>
          </table:table-cell>
          <table:table-cell table:formula="of:=+ABS([.E15]-[.G15])" office:value-type="float" office:value="4">
            <text:p>4</text:p>
          </table:table-cell>
          <table:table-cell table:formula="of:=+[.L15]*[.M15]" office:value-type="float" office:value="620.84">
            <text:p>620.84</text:p>
          </table:table-cell>
          <table:table-cell table:formula="of:=+[.N15]/[.F15]" office:value-type="float" office:value="0.274308639193387">
            <text:p>0.2743086392</text:p>
          </table:table-cell>
          <table:table-cell office:value-type="float" office:value="2276.25">
            <text:p>2276.25</text:p>
          </table:table-cell>
          <table:table-cell table:formula="of:=RANK([.P15];[.P$5:.P$22])" office:value-type="float" office:value="9">
            <text:p>9</text:p>
          </table:table-cell>
          <table:table-cell table:formula="of:=+ABS([.B15]-[.P15])" office:value-type="float" office:value="221.75">
            <text:p>221.75</text:p>
          </table:table-cell>
          <table:table-cell table:formula="of:=ABS([.C15]-[.Q15])" office:value-type="float" office:value="3">
            <text:p>3</text:p>
          </table:table-cell>
          <table:table-cell table:formula="of:=+[.R15]*[.S15]" office:value-type="float" office:value="665.25">
            <text:p>665.25</text:p>
          </table:table-cell>
          <table:table-cell table:formula="of:=+[.T15]/[.P15]" office:value-type="float" office:value="0.292257001647446">
            <text:p>0.2922570016</text:p>
          </table:table-cell>
          <table:table-cell table:formula="of:=+ABS([.D15]-[.P15])" office:value-type="float" office:value="142.25">
            <text:p>142.25</text:p>
          </table:table-cell>
          <table:table-cell table:formula="of:=ABS([.E15]-[.Q15])" office:value-type="float" office:value="3">
            <text:p>3</text:p>
          </table:table-cell>
          <table:table-cell table:formula="of:=+[.V15]*[.W15]" office:value-type="float" office:value="426.75">
            <text:p>426.75</text:p>
          </table:table-cell>
          <table:table-cell table:formula="of:=+[.X15]/[.P15]" office:value-type="float" office:value="0.187479406919275">
            <text:p>0.1874794069</text:p>
          </table:table-cell>
          <table:table-cell/>
          <table:table-cell table:formula="of:=[.Q15]-[.G15]" office:value-type="float" office:value="1">
            <text:p>1</text:p>
          </table:table-cell>
        </table:table-row>
        <table:table-row table:style-name="ro1">
          <table:table-cell office:value-type="string">
            <text:p>Campbell</text:p>
          </table:table-cell>
          <table:table-cell office:value-type="float" office:value="2109">
            <text:p>2109</text:p>
          </table:table-cell>
          <table:table-cell office:value-type="float" office:value="10">
            <text:p>10</text:p>
          </table:table-cell>
          <table:table-cell office:value-type="float" office:value="2444">
            <text:p>2444</text:p>
          </table:table-cell>
          <table:table-cell office:value-type="float" office:value="9">
            <text:p>9</text:p>
          </table:table-cell>
          <table:table-cell office:value-type="float" office:value="2192.83">
            <text:p>2192.83</text:p>
          </table:table-cell>
          <table:table-cell office:value-type="float" office:value="12">
            <text:p>12</text:p>
          </table:table-cell>
          <table:table-cell table:formula="of:=+ABS([.B16]-[.F16])" office:value-type="float" office:value="83.8299999999999">
            <text:p>83.83</text:p>
          </table:table-cell>
          <table:table-cell table:formula="of:=+ABS([.C16]-[.G16])" office:value-type="float" office:value="2">
            <text:p>2</text:p>
          </table:table-cell>
          <table:table-cell table:formula="of:=+[.H16]*[.I16]" office:value-type="float" office:value="167.66">
            <text:p>167.66</text:p>
          </table:table-cell>
          <table:table-cell table:formula="of:=+[.J16]/[.F16]" office:value-type="float" office:value="0.0764582753793043">
            <text:p>0.0764582754</text:p>
          </table:table-cell>
          <table:table-cell table:formula="of:=+ABS([.D16]-[.F16])" office:value-type="float" office:value="251.17">
            <text:p>251.17</text:p>
          </table:table-cell>
          <table:table-cell table:formula="of:=+ABS([.E16]-[.G16])" office:value-type="float" office:value="3">
            <text:p>3</text:p>
          </table:table-cell>
          <table:table-cell table:formula="of:=+[.L16]*[.M16]" office:value-type="float" office:value="753.51">
            <text:p>753.51</text:p>
          </table:table-cell>
          <table:table-cell table:formula="of:=+[.N16]/[.F16]" office:value-type="float" office:value="0.343624448771679">
            <text:p>0.3436244488</text:p>
          </table:table-cell>
          <table:table-cell office:value-type="float" office:value="2204.45">
            <text:p>2204.45</text:p>
          </table:table-cell>
          <table:table-cell table:formula="of:=RANK([.P16];[.P$5:.P$22])" office:value-type="float" office:value="11">
            <text:p>11</text:p>
          </table:table-cell>
          <table:table-cell table:formula="of:=+ABS([.B16]-[.P16])" office:value-type="float" office:value="95.4499999999998">
            <text:p>95.45</text:p>
          </table:table-cell>
          <table:table-cell table:formula="of:=ABS([.C16]-[.Q16])" office:value-type="float" office:value="1">
            <text:p>1</text:p>
          </table:table-cell>
          <table:table-cell table:formula="of:=+[.R16]*[.S16]" office:value-type="float" office:value="95.4499999999998">
            <text:p>95.45</text:p>
          </table:table-cell>
          <table:table-cell table:formula="of:=+[.T16]/[.P16]" office:value-type="float" office:value="0.0432987820091178">
            <text:p>0.043298782</text:p>
          </table:table-cell>
          <table:table-cell table:formula="of:=+ABS([.D16]-[.P16])" office:value-type="float" office:value="239.55">
            <text:p>239.55</text:p>
          </table:table-cell>
          <table:table-cell table:formula="of:=ABS([.E16]-[.Q16])" office:value-type="float" office:value="2">
            <text:p>2</text:p>
          </table:table-cell>
          <table:table-cell table:formula="of:=+[.V16]*[.W16]" office:value-type="float" office:value="479.1">
            <text:p>479.1</text:p>
          </table:table-cell>
          <table:table-cell table:formula="of:=+[.X16]/[.P16]" office:value-type="float" office:value="0.217333121640319">
            <text:p>0.2173331216</text:p>
          </table:table-cell>
          <table:table-cell/>
          <table:table-cell table:formula="of:=[.Q16]-[.G16]" office:value-type="float" office:value="-1">
            <text:p>-1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2142.5">
            <text:p>2142.5</text:p>
          </table:table-cell>
          <table:table-cell office:value-type="float" office:value="8">
            <text:p>8</text:p>
          </table:table-cell>
          <table:table-cell office:value-type="float" office:value="2304.5">
            <text:p>2304.5</text:p>
          </table:table-cell>
          <table:table-cell office:value-type="float" office:value="17">
            <text:p>17</text:p>
          </table:table-cell>
          <table:table-cell office:value-type="float" office:value="2174.33">
            <text:p>2174.33</text:p>
          </table:table-cell>
          <table:table-cell office:value-type="float" office:value="13">
            <text:p>13</text:p>
          </table:table-cell>
          <table:table-cell table:formula="of:=+ABS([.B17]-[.F17])" office:value-type="float" office:value="31.8299999999999">
            <text:p>31.83</text:p>
          </table:table-cell>
          <table:table-cell table:formula="of:=+ABS([.C17]-[.G17])" office:value-type="float" office:value="5">
            <text:p>5</text:p>
          </table:table-cell>
          <table:table-cell table:formula="of:=+[.H17]*[.I17]" office:value-type="float" office:value="159.15">
            <text:p>159.15</text:p>
          </table:table-cell>
          <table:table-cell table:formula="of:=+[.J17]/[.F17]" office:value-type="float" office:value="0.0731949612064404">
            <text:p>0.0731949612</text:p>
          </table:table-cell>
          <table:table-cell table:formula="of:=+ABS([.D17]-[.F17])" office:value-type="float" office:value="130.17">
            <text:p>130.17</text:p>
          </table:table-cell>
          <table:table-cell table:formula="of:=+ABS([.E17]-[.G17])" office:value-type="float" office:value="4">
            <text:p>4</text:p>
          </table:table-cell>
          <table:table-cell table:formula="of:=+[.L17]*[.M17]" office:value-type="float" office:value="520.68">
            <text:p>520.68</text:p>
          </table:table-cell>
          <table:table-cell table:formula="of:=+[.N17]/[.F17]" office:value-type="float" office:value="0.239466870254285">
            <text:p>0.2394668703</text:p>
          </table:table-cell>
          <table:table-cell office:value-type="float" office:value="2172.56">
            <text:p>2172.56</text:p>
          </table:table-cell>
          <table:table-cell table:formula="of:=RANK([.P17];[.P$5:.P$22])" office:value-type="float" office:value="13">
            <text:p>13</text:p>
          </table:table-cell>
          <table:table-cell table:formula="of:=+ABS([.B17]-[.P17])" office:value-type="float" office:value="30.0599999999999">
            <text:p>30.06</text:p>
          </table:table-cell>
          <table:table-cell table:formula="of:=ABS([.C17]-[.Q17])" office:value-type="float" office:value="5">
            <text:p>5</text:p>
          </table:table-cell>
          <table:table-cell table:formula="of:=+[.R17]*[.S17]" office:value-type="float" office:value="150.3">
            <text:p>150.3</text:p>
          </table:table-cell>
          <table:table-cell table:formula="of:=+[.T17]/[.P17]" office:value-type="float" office:value="0.06918105829068">
            <text:p>0.0691810583</text:p>
          </table:table-cell>
          <table:table-cell table:formula="of:=+ABS([.D17]-[.P17])" office:value-type="float" office:value="131.94">
            <text:p>131.94</text:p>
          </table:table-cell>
          <table:table-cell table:formula="of:=ABS([.E17]-[.Q17])" office:value-type="float" office:value="4">
            <text:p>4</text:p>
          </table:table-cell>
          <table:table-cell table:formula="of:=+[.V17]*[.W17]" office:value-type="float" office:value="527.76">
            <text:p>527.76</text:p>
          </table:table-cell>
          <table:table-cell table:formula="of:=+[.X17]/[.P17]" office:value-type="float" office:value="0.242920793902125">
            <text:p>0.2429207939</text:p>
          </table:table-cell>
          <table:table-cell/>
          <table:table-cell table:formula="of:=[.Q17]-[.G17]" office:value-type="float" office:value="0">
            <text:p>0</text:p>
          </table:table-cell>
        </table:table-row>
        <table:table-row table:style-name="ro1">
          <table:table-cell office:value-type="string">
            <text:p>Barsukov</text:p>
          </table:table-cell>
          <table:table-cell office:value-type="float" office:value="1935">
            <text:p>1935</text:p>
          </table:table-cell>
          <table:table-cell office:value-type="float" office:value="14">
            <text:p>14</text:p>
          </table:table-cell>
          <table:table-cell office:value-type="float" office:value="2377">
            <text:p>2377</text:p>
          </table:table-cell>
          <table:table-cell office:value-type="float" office:value="16">
            <text:p>16</text:p>
          </table:table-cell>
          <table:table-cell office:value-type="float" office:value="2154.21">
            <text:p>2154.21</text:p>
          </table:table-cell>
          <table:table-cell office:value-type="float" office:value="14">
            <text:p>14</text:p>
          </table:table-cell>
          <table:table-cell table:formula="of:=+ABS([.B18]-[.F18])" office:value-type="float" office:value="219.21">
            <text:p>219.21</text:p>
          </table:table-cell>
          <table:table-cell table:formula="of:=+ABS([.C18]-[.G18])" office:value-type="float" office:value="0">
            <text:p>0</text:p>
          </table:table-cell>
          <table:table-cell table:formula="of:=+[.H18]*[.I18]" office:value-type="float" office:value="0">
            <text:p>0</text:p>
          </table:table-cell>
          <table:table-cell table:formula="of:=+[.J18]/[.F18]" office:value-type="float" office:value="0">
            <text:p>0</text:p>
          </table:table-cell>
          <table:table-cell table:formula="of:=+ABS([.D18]-[.F18])" office:value-type="float" office:value="222.79">
            <text:p>222.79</text:p>
          </table:table-cell>
          <table:table-cell table:formula="of:=+ABS([.E18]-[.G18])" office:value-type="float" office:value="2">
            <text:p>2</text:p>
          </table:table-cell>
          <table:table-cell table:formula="of:=+[.L18]*[.M18]" office:value-type="float" office:value="445.58">
            <text:p>445.58</text:p>
          </table:table-cell>
          <table:table-cell table:formula="of:=+[.N18]/[.F18]" office:value-type="float" office:value="0.206841487134495">
            <text:p>0.2068414871</text:p>
          </table:table-cell>
          <table:table-cell office:value-type="float" office:value="2134.54">
            <text:p>2134.54</text:p>
          </table:table-cell>
          <table:table-cell table:formula="of:=RANK([.P18];[.P$5:.P$22])" office:value-type="float" office:value="16">
            <text:p>16</text:p>
          </table:table-cell>
          <table:table-cell table:formula="of:=+ABS([.B18]-[.P18])" office:value-type="float" office:value="199.54">
            <text:p>199.54</text:p>
          </table:table-cell>
          <table:table-cell table:formula="of:=ABS([.C18]-[.Q18])" office:value-type="float" office:value="2">
            <text:p>2</text:p>
          </table:table-cell>
          <table:table-cell table:formula="of:=+[.R18]*[.S18]" office:value-type="float" office:value="399.08">
            <text:p>399.08</text:p>
          </table:table-cell>
          <table:table-cell table:formula="of:=+[.T18]/[.P18]" office:value-type="float" office:value="0.18696299905366">
            <text:p>0.1869629991</text:p>
          </table:table-cell>
          <table:table-cell table:formula="of:=+ABS([.D18]-[.P18])" office:value-type="float" office:value="242.46">
            <text:p>242.46</text:p>
          </table:table-cell>
          <table:table-cell table:formula="of:=ABS([.E18]-[.Q18])" office:value-type="float" office:value="0">
            <text:p>0</text:p>
          </table:table-cell>
          <table:table-cell table:formula="of:=+[.V18]*[.W18]" office:value-type="float" office:value="0">
            <text:p>0</text:p>
          </table:table-cell>
          <table:table-cell table:formula="of:=+[.X18]/[.P18]" office:value-type="float" office:value="0">
            <text:p>0</text:p>
          </table:table-cell>
          <table:table-cell/>
          <table:table-cell table:formula="of:=[.Q18]-[.G18]" office:value-type="float" office:value="2">
            <text:p>2</text:p>
          </table:table-cell>
        </table:table-row>
        <table:table-row table:style-name="ro1">
          <table:table-cell office:value-type="string">
            <text:p>Fullerton</text:p>
          </table:table-cell>
          <table:table-cell office:value-type="float" office:value="1981.3">
            <text:p>1981.3</text:p>
          </table:table-cell>
          <table:table-cell office:value-type="float" office:value="13">
            <text:p>13</text:p>
          </table:table-cell>
          <table:table-cell office:value-type="float" office:value="2418.5">
            <text:p>2418.5</text:p>
          </table:table-cell>
          <table:table-cell office:value-type="float" office:value="12">
            <text:p>12</text:p>
          </table:table-cell>
          <table:table-cell office:value-type="float" office:value="2130.91">
            <text:p>2130.91</text:p>
          </table:table-cell>
          <table:table-cell office:value-type="float" office:value="15">
            <text:p>15</text:p>
          </table:table-cell>
          <table:table-cell table:formula="of:=+ABS([.B19]-[.F19])" office:value-type="float" office:value="149.61">
            <text:p>149.61</text:p>
          </table:table-cell>
          <table:table-cell table:formula="of:=+ABS([.C19]-[.G19])" office:value-type="float" office:value="2">
            <text:p>2</text:p>
          </table:table-cell>
          <table:table-cell table:formula="of:=+[.H19]*[.I19]" office:value-type="float" office:value="299.22">
            <text:p>299.22</text:p>
          </table:table-cell>
          <table:table-cell table:formula="of:=+[.J19]/[.F19]" office:value-type="float" office:value="0.140418882073856">
            <text:p>0.1404188821</text:p>
          </table:table-cell>
          <table:table-cell table:formula="of:=+ABS([.D19]-[.F19])" office:value-type="float" office:value="287.59">
            <text:p>287.59</text:p>
          </table:table-cell>
          <table:table-cell table:formula="of:=+ABS([.E19]-[.G19])" office:value-type="float" office:value="3">
            <text:p>3</text:p>
          </table:table-cell>
          <table:table-cell table:formula="of:=+[.L19]*[.M19]" office:value-type="float" office:value="862.77">
            <text:p>862.77</text:p>
          </table:table-cell>
          <table:table-cell table:formula="of:=+[.N19]/[.F19]" office:value-type="float" office:value="0.4048833596914">
            <text:p>0.4048833597</text:p>
          </table:table-cell>
          <table:table-cell office:value-type="float" office:value="2162.34">
            <text:p>2162.34</text:p>
          </table:table-cell>
          <table:table-cell table:formula="of:=RANK([.P19];[.P$5:.P$22])" office:value-type="float" office:value="14">
            <text:p>14</text:p>
          </table:table-cell>
          <table:table-cell table:formula="of:=+ABS([.B19]-[.P19])" office:value-type="float" office:value="181.04">
            <text:p>181.04</text:p>
          </table:table-cell>
          <table:table-cell table:formula="of:=ABS([.C19]-[.Q19])" office:value-type="float" office:value="1">
            <text:p>1</text:p>
          </table:table-cell>
          <table:table-cell table:formula="of:=+[.R19]*[.S19]" office:value-type="float" office:value="181.04">
            <text:p>181.04</text:p>
          </table:table-cell>
          <table:table-cell table:formula="of:=+[.T19]/[.P19]" office:value-type="float" office:value="0.083724113691649">
            <text:p>0.0837241137</text:p>
          </table:table-cell>
          <table:table-cell table:formula="of:=+ABS([.D19]-[.P19])" office:value-type="float" office:value="256.16">
            <text:p>256.16</text:p>
          </table:table-cell>
          <table:table-cell table:formula="of:=ABS([.E19]-[.Q19])" office:value-type="float" office:value="2">
            <text:p>2</text:p>
          </table:table-cell>
          <table:table-cell table:formula="of:=+[.V19]*[.W19]" office:value-type="float" office:value="512.32">
            <text:p>512.32</text:p>
          </table:table-cell>
          <table:table-cell table:formula="of:=+[.X19]/[.P19]" office:value-type="float" office:value="0.236928512629836">
            <text:p>0.2369285126</text:p>
          </table:table-cell>
          <table:table-cell/>
          <table:table-cell table:formula="of:=[.Q19]-[.G19]" office:value-type="float" office:value="-1">
            <text:p>-1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float" office:value="1864">
            <text:p>1864</text:p>
          </table:table-cell>
          <table:table-cell office:value-type="float" office:value="18">
            <text:p>18</text:p>
          </table:table-cell>
          <table:table-cell office:value-type="float" office:value="2413.5">
            <text:p>2413.5</text:p>
          </table:table-cell>
          <table:table-cell office:value-type="float" office:value="14">
            <text:p>14</text:p>
          </table:table-cell>
          <table:table-cell office:value-type="float" office:value="2082.21">
            <text:p>2082.21</text:p>
          </table:table-cell>
          <table:table-cell office:value-type="float" office:value="18">
            <text:p>18</text:p>
          </table:table-cell>
          <table:table-cell table:formula="of:=+ABS([.B20]-[.F20])" office:value-type="float" office:value="218.21">
            <text:p>218.21</text:p>
          </table:table-cell>
          <table:table-cell table:formula="of:=+ABS([.C20]-[.G20])" office:value-type="float" office:value="0">
            <text:p>0</text:p>
          </table:table-cell>
          <table:table-cell table:formula="of:=+[.H20]*[.I20]" office:value-type="float" office:value="0">
            <text:p>0</text:p>
          </table:table-cell>
          <table:table-cell table:formula="of:=+[.J20]/[.F20]" office:value-type="float" office:value="0">
            <text:p>0</text:p>
          </table:table-cell>
          <table:table-cell table:formula="of:=+ABS([.D20]-[.F20])" office:value-type="float" office:value="331.29">
            <text:p>331.29</text:p>
          </table:table-cell>
          <table:table-cell table:formula="of:=+ABS([.E20]-[.G20])" office:value-type="float" office:value="4">
            <text:p>4</text:p>
          </table:table-cell>
          <table:table-cell table:formula="of:=+[.L20]*[.M20]" office:value-type="float" office:value="1325.16">
            <text:p>1325.16</text:p>
          </table:table-cell>
          <table:table-cell table:formula="of:=+[.N20]/[.F20]" office:value-type="float" office:value="0.63641995764116">
            <text:p>0.6364199576</text:p>
          </table:table-cell>
          <table:table-cell office:value-type="float" office:value="2087.87">
            <text:p>2087.87</text:p>
          </table:table-cell>
          <table:table-cell table:formula="of:=RANK([.P20];[.P$5:.P$22])" office:value-type="float" office:value="18">
            <text:p>18</text:p>
          </table:table-cell>
          <table:table-cell table:formula="of:=+ABS([.B20]-[.P20])" office:value-type="float" office:value="223.87">
            <text:p>223.87</text:p>
          </table:table-cell>
          <table:table-cell table:formula="of:=ABS([.C20]-[.Q20])" office:value-type="float" office:value="0">
            <text:p>0</text:p>
          </table:table-cell>
          <table:table-cell table:formula="of:=+[.R20]*[.S20]" office:value-type="float" office:value="0">
            <text:p>0</text:p>
          </table:table-cell>
          <table:table-cell table:formula="of:=+[.T20]/[.P20]" office:value-type="float" office:value="0">
            <text:p>0</text:p>
          </table:table-cell>
          <table:table-cell table:formula="of:=+ABS([.D20]-[.P20])" office:value-type="float" office:value="325.63">
            <text:p>325.63</text:p>
          </table:table-cell>
          <table:table-cell table:formula="of:=ABS([.E20]-[.Q20])" office:value-type="float" office:value="4">
            <text:p>4</text:p>
          </table:table-cell>
          <table:table-cell table:formula="of:=+[.V20]*[.W20]" office:value-type="float" office:value="1302.52">
            <text:p>1302.52</text:p>
          </table:table-cell>
          <table:table-cell table:formula="of:=+[.X20]/[.P20]" office:value-type="float" office:value="0.623851101840632">
            <text:p>0.6238511018</text:p>
          </table:table-cell>
          <table:table-cell/>
          <table:table-cell table:formula="of:=[.Q20]-[.G20]" office:value-type="float" office:value="0">
            <text:p>0</text:p>
          </table:table-cell>
        </table:table-row>
        <table:table-row table:style-name="ro1">
          <table:table-cell office:value-type="string">
            <text:p>K. Howell</text:p>
          </table:table-cell>
          <table:table-cell office:value-type="float" office:value="1932">
            <text:p>1932</text:p>
          </table:table-cell>
          <table:table-cell office:value-type="float" office:value="15">
            <text:p>15</text:p>
          </table:table-cell>
          <table:table-cell office:value-type="float" office:value="2383.5">
            <text:p>2383.5</text:p>
          </table:table-cell>
          <table:table-cell office:value-type="float" office:value="15">
            <text:p>15</text:p>
          </table:table-cell>
          <table:table-cell office:value-type="float" office:value="2101.83">
            <text:p>2101.83</text:p>
          </table:table-cell>
          <table:table-cell office:value-type="float" office:value="16">
            <text:p>16</text:p>
          </table:table-cell>
          <table:table-cell table:formula="of:=+ABS([.B21]-[.F21])" office:value-type="float" office:value="169.83">
            <text:p>169.83</text:p>
          </table:table-cell>
          <table:table-cell table:formula="of:=+ABS([.C21]-[.G21])" office:value-type="float" office:value="1">
            <text:p>1</text:p>
          </table:table-cell>
          <table:table-cell table:formula="of:=+[.H21]*[.I21]" office:value-type="float" office:value="169.83">
            <text:p>169.83</text:p>
          </table:table-cell>
          <table:table-cell table:formula="of:=+[.J21]/[.F21]" office:value-type="float" office:value="0.0808010162572615">
            <text:p>0.0808010163</text:p>
          </table:table-cell>
          <table:table-cell table:formula="of:=+ABS([.D21]-[.F21])" office:value-type="float" office:value="281.67">
            <text:p>281.67</text:p>
          </table:table-cell>
          <table:table-cell table:formula="of:=+ABS([.E21]-[.G21])" office:value-type="float" office:value="1">
            <text:p>1</text:p>
          </table:table-cell>
          <table:table-cell table:formula="of:=+[.L21]*[.M21]" office:value-type="float" office:value="281.67">
            <text:p>281.67</text:p>
          </table:table-cell>
          <table:table-cell table:formula="of:=+[.N21]/[.F21]" office:value-type="float" office:value="0.134011789726096">
            <text:p>0.1340117897</text:p>
          </table:table-cell>
          <table:table-cell office:value-type="float" office:value="2138.79">
            <text:p>2138.79</text:p>
          </table:table-cell>
          <table:table-cell table:formula="of:=RANK([.P21];[.P$5:.P$22])" office:value-type="float" office:value="15">
            <text:p>15</text:p>
          </table:table-cell>
          <table:table-cell table:formula="of:=+ABS([.B21]-[.P21])" office:value-type="float" office:value="206.79">
            <text:p>206.79</text:p>
          </table:table-cell>
          <table:table-cell table:formula="of:=ABS([.C21]-[.Q21])" office:value-type="float" office:value="0">
            <text:p>0</text:p>
          </table:table-cell>
          <table:table-cell table:formula="of:=+[.R21]*[.S21]" office:value-type="float" office:value="0">
            <text:p>0</text:p>
          </table:table-cell>
          <table:table-cell table:formula="of:=+[.T21]/[.P21]" office:value-type="float" office:value="0">
            <text:p>0</text:p>
          </table:table-cell>
          <table:table-cell table:formula="of:=+ABS([.D21]-[.P21])" office:value-type="float" office:value="244.71">
            <text:p>244.71</text:p>
          </table:table-cell>
          <table:table-cell table:formula="of:=ABS([.E21]-[.Q21])" office:value-type="float" office:value="0">
            <text:p>0</text:p>
          </table:table-cell>
          <table:table-cell table:formula="of:=+[.V21]*[.W21]" office:value-type="float" office:value="0">
            <text:p>0</text:p>
          </table:table-cell>
          <table:table-cell table:formula="of:=+[.X21]/[.P21]" office:value-type="float" office:value="0">
            <text:p>0</text:p>
          </table:table-cell>
          <table:table-cell/>
          <table:table-cell table:formula="of:=[.Q21]-[.G21]" office:value-type="float" office:value="-1">
            <text:p>-1</text:p>
          </table:table-cell>
        </table:table-row>
        <table:table-row table:style-name="ro1">
          <table:table-cell office:value-type="string">
            <text:p>Chase</text:p>
          </table:table-cell>
          <table:table-cell office:value-type="float" office:value="1876">
            <text:p>1876</text:p>
          </table:table-cell>
          <table:table-cell office:value-type="float" office:value="17">
            <text:p>17</text:p>
          </table:table-cell>
          <table:table-cell office:value-type="float" office:value="2290.5">
            <text:p>2290.5</text:p>
          </table:table-cell>
          <table:table-cell office:value-type="float" office:value="18">
            <text:p>18</text:p>
          </table:table-cell>
          <table:table-cell office:value-type="float" office:value="2095.57">
            <text:p>2095.57</text:p>
          </table:table-cell>
          <table:table-cell office:value-type="float" office:value="17">
            <text:p>17</text:p>
          </table:table-cell>
          <table:table-cell table:formula="of:=+ABS([.B22]-[.F22])" office:value-type="float" office:value="219.57">
            <text:p>219.57</text:p>
          </table:table-cell>
          <table:table-cell table:formula="of:=+ABS([.C22]-[.G22])" office:value-type="float" office:value="0">
            <text:p>0</text:p>
          </table:table-cell>
          <table:table-cell table:formula="of:=+[.H22]*[.I22]" office:value-type="float" office:value="0">
            <text:p>0</text:p>
          </table:table-cell>
          <table:table-cell table:formula="of:=+[.J22]/[.F22]" office:value-type="float" office:value="0">
            <text:p>0</text:p>
          </table:table-cell>
          <table:table-cell table:formula="of:=+ABS([.D22]-[.F22])" office:value-type="float" office:value="194.93">
            <text:p>194.93</text:p>
          </table:table-cell>
          <table:table-cell table:formula="of:=+ABS([.E22]-[.G22])" office:value-type="float" office:value="1">
            <text:p>1</text:p>
          </table:table-cell>
          <table:table-cell table:formula="of:=+[.L22]*[.M22]" office:value-type="float" office:value="194.93">
            <text:p>194.93</text:p>
          </table:table-cell>
          <table:table-cell table:formula="of:=+[.N22]/[.F22]" office:value-type="float" office:value="0.0930200375076947">
            <text:p>0.0930200375</text:p>
          </table:table-cell>
          <table:table-cell office:value-type="float" office:value="2100.19">
            <text:p>2100.19</text:p>
          </table:table-cell>
          <table:table-cell table:formula="of:=RANK([.P22];[.P$5:.P$22])" office:value-type="float" office:value="17">
            <text:p>17</text:p>
          </table:table-cell>
          <table:table-cell table:formula="of:=+ABS([.B22]-[.P22])" office:value-type="float" office:value="224.19">
            <text:p>224.19</text:p>
          </table:table-cell>
          <table:table-cell table:formula="of:=ABS([.C22]-[.Q22])" office:value-type="float" office:value="0">
            <text:p>0</text:p>
          </table:table-cell>
          <table:table-cell table:formula="of:=+[.R22]*[.S22]" office:value-type="float" office:value="0">
            <text:p>0</text:p>
          </table:table-cell>
          <table:table-cell table:formula="of:=+[.T22]/[.P22]" office:value-type="float" office:value="0">
            <text:p>0</text:p>
          </table:table-cell>
          <table:table-cell table:formula="of:=+ABS([.D22]-[.P22])" office:value-type="float" office:value="190.31">
            <text:p>190.31</text:p>
          </table:table-cell>
          <table:table-cell table:formula="of:=ABS([.E22]-[.Q22])" office:value-type="float" office:value="1">
            <text:p>1</text:p>
          </table:table-cell>
          <table:table-cell table:formula="of:=+[.V22]*[.W22]" office:value-type="float" office:value="190.31">
            <text:p>190.31</text:p>
          </table:table-cell>
          <table:table-cell table:formula="of:=+[.X22]/[.P22]" office:value-type="float" office:value="0.0906156109685314">
            <text:p>0.090615611</text:p>
          </table:table-cell>
          <table:table-cell/>
          <table:table-cell table:formula="of:=[.Q22]-[.G22]"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formula="of:=SUM([.K5:.K22])" office:value-type="float" office:value="4.02534833788383">
            <text:p>4.0253483379</text:p>
          </table:table-cell>
          <table:table-cell table:number-columns-repeated="3"/>
          <table:table-cell table:formula="of:=SUM([.O5:.O22])" office:value-type="float" office:value="5.63361351026668">
            <text:p>5.6336135103</text:p>
          </table:table-cell>
          <table:table-cell table:number-columns-repeated="5"/>
          <table:table-cell table:formula="of:=SUM([.U5:.U22])" office:value-type="float" office:value="4.15644192215544">
            <text:p>4.1564419222</text:p>
          </table:table-cell>
          <table:table-cell table:number-columns-repeated="3"/>
          <table:table-cell table:formula="of:=SUM([.Y5:.Y22])" office:value-type="float" office:value="4.34160450673558">
            <text:p>4.34160450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table:formula="of:=+20/(0.0057*[.$I24]*[.$I24] + 0.1041 * [.$I24])" office:value-type="float" office:value="5.37547707359028">
            <text:p>5.3754770736</text:p>
          </table:table-cell>
          <table:table-cell table:formula="of:=+[.K23]*[.$J24]" office:value-type="float" office:value="21.6381677035093">
            <text:p>21.6381677035</text:p>
          </table:table-cell>
          <table:table-cell table:number-columns-repeated="3"/>
          <table:table-cell table:formula="of:=+[.O23]*[.$J24]" office:value-type="float" office:value="30.283360265907">
            <text:p>30.2833602659</text:p>
          </table:table-cell>
          <table:table-cell table:number-columns-repeated="5"/>
          <table:table-cell table:formula="of:=+[.U23]*[.$J24]" office:value-type="float" office:value="22.3428582602561">
            <text:p>22.3428582603</text:p>
          </table:table-cell>
          <table:table-cell table:number-columns-repeated="3"/>
          <table:table-cell table:formula="of:=+[.Y23]*[.$J24]" office:value-type="float" office:value="23.3381954885534">
            <text:p>23.3381954886</text:p>
          </table:table-cell>
          <table:table-cell table:number-columns-repeated="2"/>
        </table:table-row>
        <table:table-row table:style-name="ro1" table:number-rows-repeated="104855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09:15:50</meta:creation-date>
    <dc:date>2013-11-15T10:39:34</dc:date>
    <meta:editing-duration>PT37M34S</meta:editing-duration>
    <meta:editing-cycles>3</meta:editing-cycles>
    <meta:generator>LibreOffice/4.0.5.2$MacOSX_x86 LibreOffice_project/5464147a081647a250913f19c0715bca595af2f</meta:generator>
    <meta:document-statistic meta:table-count="1" meta:cell-count="517" meta:object-count="0"/>
  </office:meta>
</office:document-meta>
</file>